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9000002346440477D.png" manifest:media-type="image/png"/>
  <manifest:file-entry manifest:full-path="Pictures/100000000000012D0000023300235B3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1.25cm" fo:min-width="8.2cm" loext:decorative="false"/>
      <style:paragraph-properties style:writing-mode="lr-tb"/>
    </style:style>
    <style:style style:name="gr2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45cm" fo:min-width="8.2cm" loext:decorative="false"/>
      <style:paragraph-properties style:writing-mode="lr-tb"/>
    </style:style>
    <style:style style:name="gr3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789cm" fo:min-width="8.2cm" loext:decorative="false"/>
      <style:paragraph-properties style:writing-mode="lr-tb"/>
    </style:style>
    <style:style style:name="gr4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7.487cm" fo:min-width="8.2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fill="solid" draw:fill-color="#729fcf" draw:textarea-horizontal-align="justify" draw:textarea-vertical-align="middle" draw:auto-grow-height="false" fo:min-height="4.85cm" fo:min-width="0.35cm" loext:decorative="false"/>
    </style:style>
    <style:style style:name="gr7" style:family="graphic" style:parent-style-name="standard">
      <style:graphic-properties draw:fill="solid" draw:fill-color="#729fcf" draw:textarea-horizontal-align="justify" draw:textarea-vertical-align="middle" draw:auto-grow-height="false" fo:min-height="4.042cm" fo:min-width="1cm" loext:decorative="false"/>
    </style:style>
    <style:style style:name="gr8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true" fo:min-height="0.364cm" fo:min-width="0.886cm" draw:shadow-opacity="100%" loext:decorative="false"/>
      <style:paragraph-properties style:writing-mode="lr-tb"/>
    </style:style>
    <style:style style:name="P1" style:family="paragraph">
      <style:paragraph-properties fo:margin-left="0cm" fo:margin-right="0cm" fo:text-indent="0cm" loext:tab-stop-distance="0cm">
        <style:tab-stops>
          <style:tab-stop style:position="2.224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text-indent="0cm" loext:tab-stop-distance="0cm">
        <style:tab-stops>
          <style:tab-stop style:position="2.224cm"/>
        </style:tab-stops>
      </style:paragraph-properties>
      <style:text-properties style:font-name="Arial" fo:font-size="10pt"/>
    </style:style>
    <style:style style:name="P3" style:family="paragraph">
      <loext:graphic-properties draw:fill="solid" draw:fill-color="#ffffff"/>
      <style:paragraph-properties fo:margin-left="0cm" fo:margin-right="0cm" fo:text-indent="0cm" loext:tab-stop-distance="0cm">
        <style:tab-stops>
          <style:tab-stop style:position="2.224cm"/>
        </style:tab-stops>
      </style:paragraph-properties>
      <style:text-properties style:font-name="Arial" fo:font-size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729fcf"/>
      <style:paragraph-properties fo:text-align="center"/>
    </style:style>
    <style:style style:name="P6" style:family="paragraph">
      <loext:graphic-properties draw:fill="solid" draw:fill-color="#ffffff" draw:opacity="100%"/>
    </style:style>
    <style:style style:name="T1" style:family="text">
      <style:text-properties style:font-name="Arial" fo:font-size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Frontdruck" svg:width="10.55cm" svg:height="1.25cm" draw:transform="rotate (1.5707963267949) translate (1.1cm 19.55cm)">
          <draw:text-box>
            <text:p text:style-name="P1"><text:span text:style-name="T1">Massstab</text:span><text:span text:style-name="T1"><text:tab/></text:span><text:span text:style-name="T1">1:1</text:span></text:p>
            <text:p text:style-name="P1"><text:span text:style-name="T1">File</text:span><text:span text:style-name="T1"><text:tab/></text:span><text:span text:style-name="T1"><text:file-name text:display="name">20240125c_kabelverteiler_volta</text:file-name></text:span></text:p>
            <text:p text:style-name="P1"><text:span text:style-name="T1">Autor</text:span><text:span text:style-name="T1"><text:tab/></text:span><text:span text:style-name="T1">Peter Märki</text:span></text:p>
          </draw:text-box>
        </draw:frame>
        <draw:frame draw:style-name="gr2" draw:text-style-name="P2" draw:layer="layout" svg:width="1.882cm" svg:height="0.45cm" svg:x="0.618cm" svg:y="2.4cm">
          <draw:text-box>
            <text:p text:style-name="P1"><text:span text:style-name="T1">GD110N</text:span></text:p>
          </draw:text-box>
        </draw:frame>
        <draw:frame draw:style-name="gr3" draw:text-style-name="P3" draw:layer="layout" svg:width="1.8cm" svg:height="0.789cm" svg:x="-6.5cm" svg:y="6.15cm">
          <draw:text-box>
            <text:p text:style-name="P1"><text:span text:style-name="T1">Power</text:span></text:p>
            <text:p text:style-name="P1"><text:span text:style-name="T1">Automatik</text:span></text:p>
          </draw:text-box>
        </draw:frame>
        <draw:frame draw:style-name="gr4" draw:text-style-name="P2" draw:layer="layout" svg:width="6.882cm" svg:height="7.487cm" svg:x="-6.65cm" svg:y="0.25cm">
          <draw:text-box>
            <text:p text:style-name="P1"><text:span text:style-name="T1">durchgangsklemme</text:span></text:p>
            <text:p text:style-name="P1"><text:span text:style-name="T1"/></text:p>
            <text:p text:style-name="P1"><text:span text:style-name="T1">WAGO 2000-1204 <text:s text:c="2"/>3.5mm</text:span></text:p>
            <text:p text:style-name="P1"><text:span text:style-name="T1"/></text:p>
            <text:p text:style-name="P1"><text:span text:style-name="T1"/></text:p>
            <text:p text:style-name="P1"><text:span text:style-name="T1">Abschluss 249-117</text:span></text:p>
            <text:p text:style-name="P1"><text:span text:style-name="T1"/></text:p>
            <text:p text:style-name="P1"><text:span text:style-name="T1">Brücker</text:span></text:p>
            <text:p text:style-name="P1"><text:span text:style-name="T1">10 fach</text:span></text:p>
            <text:p text:style-name="P1"><text:span text:style-name="T1">2000-410/000-006</text:span></text:p>
            <text:p text:style-name="P1"><text:span text:style-name="T1"/></text:p>
            <text:p text:style-name="P1"><text:span text:style-name="T1">Beschriftung</text:span></text:p>
            <text:p text:style-name="P1"><text:span text:style-name="T1">793-3501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draw:frame draw:style-name="gr5" draw:text-style-name="P4" draw:layer="layout" svg:width="21.736cm" svg:height="18cm" svg:x="2.9cm" svg:y="1.3cm">
          <draw:image xlink:href="Pictures/10000000000002A9000002346440477D.png" xlink:type="simple" xlink:show="embed" xlink:actuate="onLoad" draw:mime-type="image/png">
            <text:p/>
          </draw:image>
        </draw:frame>
        <draw:custom-shape draw:style-name="gr6" draw:text-style-name="P5" draw:layer="layout" svg:width="0.35cm" svg:height="4.85cm" svg:x="5.55cm" svg:y="7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5cm" svg:height="4.85cm" svg:x="5.9cm" svg:y="7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5cm" svg:height="4.85cm" svg:x="6.25cm" svg:y="7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5cm" svg:height="4.85cm" svg:x="6.6cm" svg:y="7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5cm" svg:height="4.85cm" svg:x="6.95cm" svg:y="7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5cm" svg:height="4.85cm" svg:x="7.3cm" svg:y="7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5cm" svg:height="4.85cm" svg:x="7.65cm" svg:y="7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5cm" svg:height="4.85cm" svg:x="8cm" svg:y="7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5cm" svg:height="4.85cm" svg:x="8.35cm" svg:y="7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5cm" svg:height="4.85cm" svg:x="8.7cm" svg:y="7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5cm" svg:height="4.85cm" svg:x="9.05cm" svg:y="7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5cm" svg:height="4.85cm" svg:x="9.4cm" svg:y="7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5cm" svg:height="4.85cm" svg:x="9.75cm" svg:y="7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5cm" svg:height="4.85cm" svg:x="10.1cm" svg:y="7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5cm" svg:height="4.85cm" svg:x="10.45cm" svg:y="7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5cm" svg:height="4.85cm" svg:x="10.8cm" svg:y="7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5cm" svg:height="4.85cm" svg:x="11.15cm" svg:y="7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5cm" svg:height="4.85cm" svg:x="11.5cm" svg:y="7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5cm" svg:height="4.85cm" svg:x="11.85cm" svg:y="7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5cm" svg:height="4.85cm" svg:x="12.2cm" svg:y="7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5cm" svg:height="4.85cm" svg:x="12.55cm" svg:y="7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5cm" svg:height="4.85cm" svg:x="12.9cm" svg:y="7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5cm" svg:height="4.85cm" svg:x="13.25cm" svg:y="7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5cm" svg:height="4.85cm" svg:x="13.6cm" svg:y="7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5cm" svg:height="4.85cm" svg:x="13.95cm" svg:y="7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5cm" svg:height="4.85cm" svg:x="14.3cm" svg:y="7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5cm" svg:height="4.85cm" svg:x="14.65cm" svg:y="7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5cm" svg:height="4.85cm" svg:x="15cm" svg:y="7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5cm" svg:height="4.85cm" svg:x="15.35cm" svg:y="7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5cm" svg:height="4.85cm" svg:x="15.7cm" svg:y="7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5cm" svg:height="4.85cm" svg:x="16.05cm" svg:y="7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5cm" svg:height="4.85cm" svg:x="16.4cm" svg:y="7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5cm" svg:height="4.85cm" svg:x="16.75cm" svg:y="7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5cm" svg:height="4.85cm" svg:x="17.1cm" svg:y="7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5cm" svg:height="4.85cm" svg:x="17.45cm" svg:y="7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5cm" svg:height="4.85cm" svg:x="17.8cm" svg:y="7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5cm" svg:height="4.85cm" svg:x="18.15cm" svg:y="7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5cm" svg:height="4.85cm" svg:x="18.5cm" svg:y="7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5cm" svg:height="4.85cm" svg:x="18.85cm" svg:y="7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5cm" svg:height="4.85cm" svg:x="19.2cm" svg:y="7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5cm" svg:height="4.85cm" svg:x="19.55cm" svg:y="7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5cm" svg:height="4.85cm" svg:x="19.9cm" svg:y="7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5cm" svg:height="4.85cm" svg:x="20.25cm" svg:y="7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5cm" svg:height="4.85cm" svg:x="20.6cm" svg:y="7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5cm" svg:height="4.85cm" svg:x="20.95cm" svg:y="7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5cm" svg:height="4.85cm" svg:x="21.3cm" svg:y="7.9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9.624cm" svg:height="18cm" svg:x="24.926cm" svg:y="1.3cm">
          <draw:image xlink:href="Pictures/100000000000012D0000023300235B31.png" xlink:type="simple" xlink:show="embed" xlink:actuate="onLoad" draw:mime-type="image/png">
            <text:p/>
          </draw:image>
        </draw:frame>
        <draw:custom-shape draw:style-name="gr7" draw:text-style-name="P5" draw:layer="layout" svg:width="1cm" svg:height="4.042cm" svg:x="21.65cm" svg:y="8.458cm">
          <text:p/>
          <draw:enhanced-geometry svg:viewBox="0 0 21600 21600" draw:mirror-horizontal="true" draw:type="rectangle" draw:enhanced-path="M 0 0 L 21600 0 21600 21600 0 21600 0 0 Z N"/>
        </draw:custom-shape>
        <draw:frame draw:style-name="gr8" draw:text-style-name="P6" draw:layer="layout" svg:width="2.775cm" svg:height="1.183cm" svg:x="1.425cm" svg:y="5.65cm">
          <draw:text-box>
            <text:p>Wago 2000:</text:p>
            <text:p>abisolieren 10mm</text:p>
            <text:p>(9 bis 11mm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_32__20_Dots_20_1_20_Dash_20_1" draw:display-name="2 Dots 1 Dash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color="#000000" loext:opacity="100%" style:font-name="Times New Roman" fo:font-size="24pt" fo:language="de" fo:country="DE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_32__20_Dots_20_1_20_Dash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 draw:display="screen"/>
      <draw:layer draw:name="measurelines" draw:display="none"/>
      <draw:layer draw:name="Fotos"/>
      <draw:layer draw:name="Frontdruck"/>
      <draw:layer draw:name="Bohrlehre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24.2.5.2$Windows_X86_64 LibreOffice_project/bffef4ea93e59bebbeaf7f431bb02b1a39ee8a59</meta:generator>
    <meta:creation-date>2002-06-15T11:26:19</meta:creation-date>
    <dc:date>2024-07-15T23:23:30.654000000</dc:date>
    <meta:print-date>2024-01-20T11:39:03.640000000</meta:print-date>
    <meta:editing-cycles>488</meta:editing-cycles>
    <meta:editing-duration>P38DT12H4M37S</meta:editing-duration>
    <meta:document-statistic meta:object-count="54"/>
    <meta:user-defined meta:name="Info 1"/>
    <meta:user-defined meta:name="Info 2"/>
    <meta:user-defined meta:name="Info 3"/>
    <meta:user-defined meta:name="Info 4"/>
  </office:meta>
</office:document-meta>
</file>